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/>
    </style:style>
    <style:style style:name="P4" style:family="paragraph" style:parent-style-name="Standard">
      <style:text-properties style:font-name="Chilanka" officeooo:paragraph-rsid="001ee319"/>
    </style:style>
    <style:style style:name="T1" style:family="text">
      <style:text-properties officeooo:rsid="001dfb93"/>
    </style:style>
    <style:style style:name="T2" style:family="text">
      <style:text-properties officeooo:rsid="001ff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 <text:s text:c="4"/><text:tab/> <text:s text:c="3"/><text:span text:style-name="T2">PRACTICA</text:span></text:p>
      <text:p text:style-name="P2"><text:tab/><text:tab/><text:tab/><text:tab/> <text:s text:c="8"/><text:span text:style-name="T1">LUIS MUÑOZ NAVE </text:span></text:p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09-29T13:31:37.925838764</dc:date>
    <meta:editing-duration>PT22H7M27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1" meta:paragraph-count="2" meta:word-count="4" meta:character-count="51" meta:non-whitespace-character-count="21"/>
  </office:meta>
</office:document-meta>
</file>